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0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cm" svg:height="0.9cm" svg:x="1.552cm" svg:y="2.033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2.86cm" svg:y1="0.982cm" svg:x2="2.961cm" svg:y2="0.75cm">
            <text:p/>
          </draw:line>
          <draw:line draw:style-name="gr2" draw:text-style-name="P2" draw:layer="layout" svg:x1="3.171cm" svg:y1="1.223cm" svg:x2="2.959cm" svg:y2="0.75cm">
            <text:p/>
          </draw:line>
          <draw:line draw:style-name="gr2" draw:text-style-name="P2" draw:layer="layout" svg:x1="3.585cm" svg:y1="1.25cm" svg:x2="3.797cm" svg:y2="0.777cm">
            <text:p/>
          </draw:line>
          <draw:line draw:style-name="gr2" draw:text-style-name="P2" draw:layer="layout" svg:x1="3.16cm" svg:y1="1.235cm" svg:x2="3.372cm" svg:y2="0.762cm">
            <text:p/>
          </draw:line>
          <draw:line draw:style-name="gr2" draw:text-style-name="P2" draw:layer="layout" svg:x1="3.594cm" svg:y1="1.248cm" svg:x2="3.382cm" svg:y2="0.775cm">
            <text:p/>
          </draw:line>
          <draw:line draw:style-name="gr2" draw:text-style-name="P2" draw:layer="layout" svg:x1="4.014cm" svg:y1="1.248cm" svg:x2="3.802cm" svg:y2="0.775cm">
            <text:p/>
          </draw:line>
          <draw:line draw:style-name="gr2" draw:text-style-name="P2" draw:layer="layout" svg:x1="4.009cm" svg:y1="1.224cm" svg:x2="4.11cm" svg:y2="0.992cm">
            <text:p/>
          </draw:line>
        </draw:g>
        <draw:g xml:id="id3" draw:id="id3">
          <draw:line draw:style-name="gr2" draw:text-style-name="P2" draw:layer="layout" svg:x1="5.992cm" svg:y1="3.107cm" svg:x2="5.76cm" svg:y2="3.006cm">
            <text:p/>
          </draw:line>
          <draw:line draw:style-name="gr2" draw:text-style-name="P2" draw:layer="layout" svg:x1="6.233cm" svg:y1="2.796cm" svg:x2="5.76cm" svg:y2="3.008cm">
            <text:p/>
          </draw:line>
          <draw:line draw:style-name="gr2" draw:text-style-name="P2" draw:layer="layout" svg:x1="6.26cm" svg:y1="2.382cm" svg:x2="5.787cm" svg:y2="2.17cm">
            <text:p/>
          </draw:line>
          <draw:line draw:style-name="gr2" draw:text-style-name="P2" draw:layer="layout" svg:x1="6.244cm" svg:y1="2.807cm" svg:x2="5.771cm" svg:y2="2.595cm">
            <text:p/>
          </draw:line>
          <draw:line draw:style-name="gr2" draw:text-style-name="P2" draw:layer="layout" svg:x1="6.257cm" svg:y1="2.373cm" svg:x2="5.784cm" svg:y2="2.585cm">
            <text:p/>
          </draw:line>
          <draw:line draw:style-name="gr2" draw:text-style-name="P2" draw:layer="layout" svg:x1="6.258cm" svg:y1="1.953cm" svg:x2="5.785cm" svg:y2="2.165cm">
            <text:p/>
          </draw:line>
          <draw:line draw:style-name="gr2" draw:text-style-name="P2" draw:layer="layout" svg:x1="6.234cm" svg:y1="1.957cm" svg:x2="6.002cm" svg:y2="1.856cm">
            <text:p/>
          </draw:line>
        </draw:g>
        <draw:connector draw:style-name="gr3" draw:text-style-name="P3" draw:layer="layout" svg:x1="2.002cm" svg:y1="2.033cm" svg:x2="2.86cm" svg:y2="1cm" draw:start-shape="id1" draw:start-glue-point="4" draw:end-shape="id2" draw:end-glue-point="3" svg:d="M2002 2033v-1033h858" svg:viewBox="0 0 859 1034">
          <text:p/>
        </draw:connector>
        <draw:custom-shape draw:style-name="gr4" draw:text-style-name="P4" draw:layer="layout" svg:width="0.9cm" svg:height="1.12cm" svg:x="11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11cm" svg:y1="1cm" svg:x2="6.01cm" svg:y2="1.856cm" draw:start-shape="id2" draw:start-glue-point="1" draw:end-shape="id3" draw:end-glue-point="0" svg:d="M4110 1000h1900v856" svg:viewBox="0 0 1901 857">
          <text:p/>
        </draw:connector>
        <draw:frame draw:style-name="gr5" draw:text-style-name="P5" draw:layer="layout" svg:width="0.891cm" svg:height="0.729cm" svg:x="3.07cm" svg:y="1.17cm">
          <draw:text-box>
            <text:p><text:span text:style-name="T1">R</text:span><text:span text:style-name="T2">S</text:span></text:p>
          </draw:text-box>
        </draw:frame>
        <draw:frame draw:style-name="gr5" draw:text-style-name="P5" draw:layer="layout" svg:width="0.891cm" svg:height="0.729cm" svg:x="6.118cm" svg:y="2.13cm">
          <draw:text-box>
            <text:p><text:span text:style-name="T1">R</text:span><text:span text:style-name="T2">B</text:span></text:p>
          </draw:text-box>
        </draw:frame>
        <draw:frame draw:style-name="gr6" draw:text-style-name="P5" draw:layer="layout" svg:width="1.61cm" svg:height="0.729cm" svg:x="11.996cm" svg:y="2.63cm">
          <draw:text-box>
            <text:p><text:span text:style-name="T3">I</text:span><text:span text:style-name="T2">b</text:span><text:span text:style-name="T3">=</text:span><text:span text:style-name="T3">K</text:span><text:span text:style-name="T2">b</text:span><text:span text:style-name="T3">V</text:span><text:span text:style-name="T2">b</text:span></text:p>
          </draw:text-box>
        </draw:frame>
        <draw:frame draw:style-name="gr7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8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9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9" draw:text-style-name="P5" draw:layer="layout" svg:width="0.849cm" svg:height="0.729cm" svg:x="0.698cm" svg:y="2.13cm">
          <draw:text-box>
            <text:p><text:span text:style-name="T3">v</text:span><text:span text:style-name="T2">s</text:span></text:p>
          </draw:text-box>
        </draw:frame>
        <draw:line draw:style-name="gr10" draw:text-style-name="P2" draw:layer="layout" svg:x1="11.998cm" svg:y1="2.81cm" svg:x2="11.998cm" svg:y2="2.21cm">
          <text:p/>
        </draw:line>
        <draw:g>
          <draw:line draw:style-name="gr2" draw:text-style-name="P2" draw:layer="layout" svg:x1="8.992cm" svg:y1="3.108cm" svg:x2="8.76cm" svg:y2="3.007cm">
            <text:p/>
          </draw:line>
          <draw:line draw:style-name="gr2" draw:text-style-name="P2" draw:layer="layout" svg:x1="9.233cm" svg:y1="2.797cm" svg:x2="8.76cm" svg:y2="3.009cm">
            <text:p/>
          </draw:line>
          <draw:line draw:style-name="gr2" draw:text-style-name="P2" draw:layer="layout" svg:x1="9.26cm" svg:y1="2.383cm" svg:x2="8.787cm" svg:y2="2.171cm">
            <text:p/>
          </draw:line>
          <draw:line draw:style-name="gr2" draw:text-style-name="P2" draw:layer="layout" svg:x1="9.244cm" svg:y1="2.808cm" svg:x2="8.771cm" svg:y2="2.596cm">
            <text:p/>
          </draw:line>
          <draw:line draw:style-name="gr2" draw:text-style-name="P2" draw:layer="layout" svg:x1="9.257cm" svg:y1="2.374cm" svg:x2="8.784cm" svg:y2="2.586cm">
            <text:p/>
          </draw:line>
          <draw:line draw:style-name="gr2" draw:text-style-name="P2" draw:layer="layout" svg:x1="9.258cm" svg:y1="1.954cm" svg:x2="8.785cm" svg:y2="2.166cm">
            <text:p/>
          </draw:line>
          <draw:line draw:style-name="gr2" draw:text-style-name="P2" draw:layer="layout" svg:x1="9.234cm" svg:y1="1.958cm" svg:x2="9.002cm" svg:y2="1.857cm">
            <text:p/>
          </draw:line>
        </draw:g>
        <draw:g xml:id="id4" draw:id="id4">
          <draw:line draw:style-name="gr2" draw:text-style-name="P2" draw:layer="layout" svg:x1="14.992cm" svg:y1="3.109cm" svg:x2="14.76cm" svg:y2="3.008cm">
            <text:p/>
          </draw:line>
          <draw:line draw:style-name="gr2" draw:text-style-name="P2" draw:layer="layout" svg:x1="15.233cm" svg:y1="2.798cm" svg:x2="14.76cm" svg:y2="3.01cm">
            <text:p/>
          </draw:line>
          <draw:line draw:style-name="gr2" draw:text-style-name="P2" draw:layer="layout" svg:x1="15.26cm" svg:y1="2.384cm" svg:x2="14.787cm" svg:y2="2.172cm">
            <text:p/>
          </draw:line>
          <draw:line draw:style-name="gr2" draw:text-style-name="P2" draw:layer="layout" svg:x1="15.244cm" svg:y1="2.809cm" svg:x2="14.771cm" svg:y2="2.597cm">
            <text:p/>
          </draw:line>
          <draw:line draw:style-name="gr2" draw:text-style-name="P2" draw:layer="layout" svg:x1="15.257cm" svg:y1="2.375cm" svg:x2="14.784cm" svg:y2="2.587cm">
            <text:p/>
          </draw:line>
          <draw:line draw:style-name="gr2" draw:text-style-name="P2" draw:layer="layout" svg:x1="15.258cm" svg:y1="1.955cm" svg:x2="14.785cm" svg:y2="2.167cm">
            <text:p/>
          </draw:line>
          <draw:line draw:style-name="gr2" draw:text-style-name="P2" draw:layer="layout" svg:x1="15.234cm" svg:y1="1.959cm" svg:x2="15.002cm" svg:y2="1.858cm">
            <text:p/>
          </draw:line>
        </draw:g>
        <draw:connector draw:style-name="gr11" draw:text-style-name="P3" draw:layer="layout" draw:line-skew="0.395cm" svg:x1="2.002cm" svg:y1="2.933cm" svg:x2="15.01cm" svg:y2="3.109cm" draw:start-shape="id1" draw:start-glue-point="8" draw:end-shape="id4" draw:end-glue-point="2" svg:d="M2002 2933v1089h13008v-913" svg:viewBox="0 0 13009 10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54:51.206862799</dc:date>
    <meta:editing-duration>PT1H2M4S</meta:editing-duration>
    <meta:editing-cycles>14</meta:editing-cycles>
    <meta:generator>LibreOffice/6.4.7.2$Linux_X86_64 LibreOffice_project/40$Build-2</meta:generator>
    <meta:document-statistic meta:object-count="45"/>
  </office:meta>
</office:document-meta>
</file>